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293a"/>
    </style:style>
    <style:style style:name="P2" style:family="paragraph" style:parent-style-name="Standard">
      <style:text-properties officeooo:rsid="0006293a" officeooo:paragraph-rsid="0006293a"/>
    </style:style>
    <style:style style:name="P3" style:family="paragraph" style:parent-style-name="Standard">
      <style:text-properties fo:font-weight="bold" officeooo:rsid="0006293a" officeooo:paragraph-rsid="0006293a" style:font-weight-asian="bold" style:font-weight-complex="bold"/>
    </style:style>
    <style:style style:name="P4" style:family="paragraph" style:parent-style-name="Standard">
      <style:text-properties fo:font-weight="normal" officeooo:rsid="0006293a" officeooo:paragraph-rsid="0006293a" style:font-weight-asian="normal" style:font-weight-complex="normal"/>
    </style:style>
    <style:style style:name="P5" style:family="paragraph" style:parent-style-name="Standard">
      <style:text-properties fo:font-weight="normal" officeooo:rsid="0006293a" officeooo:paragraph-rsid="0006d132" style:font-weight-asian="normal" style:font-weight-complex="normal"/>
    </style:style>
    <style:style style:name="P6" style:family="paragraph" style:parent-style-name="Standard">
      <style:text-properties officeooo:rsid="0006d132" officeooo:paragraph-rsid="0006d132"/>
    </style:style>
    <style:style style:name="T1" style:family="text">
      <style:text-properties officeooo:rsid="0006d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2X results report – johmy592, erino397</text:p>
      <text:p text:style-name="P4"/>
      <text:p text:style-name="P4">Problem 1:</text:p>
      <text:p text:style-name="P4">After reading the character-map into a dictionary we can lookup the pronouciation 'yi' and we found 484 characters associated with that pronounciation.</text:p>
      <text:p text:style-name="P4"/>
      <text:p text:style-name="P4">Problem 2:</text:p>
      <text:p text:style-name="P5">We have implemented a recursive n-gram model with Witten-Bell smoothing. The order can be specified by the user, in our examples we found that orders greater than 4 no longer prvided any increase in accuracy, therefore order 4 w<text:span text:style-name="T1">a</text:span>s used in the examples below. <text:span text:style-name="T1">Order 4 means that our model calculates probabilities based on n-grams with n = 1,2,3,4 .</text:span> <text:span text:style-name="T1">See comments in the jupyter notebook file for implementation details. </text:span></text:p>
      <text:p text:style-name="P2"/>
      <text:p text:style-name="P6">Problem 3:</text:p>
      <text:p text:style-name="P6">Here are the 10 first predictions made by the model with order 4 along with their probabilities:</text:p>
      <text:p text:style-name="P6"><text:s/></text:p>
      <text:p text:style-name="P2">(1) Prediction: 想, Prob: 0.00093799</text:p>
      <text:p text:style-name="P2">(2) Prediction: 通, Prob: 0.00055108</text:p>
      <text:p text:style-name="P2">(3) Prediction: 的, Prob: 0.02013015</text:p>
      <text:p text:style-name="P2">(4) Prediction: 价, Prob: 0.00055436</text:p>
      <text:p text:style-name="P2">(5) Prediction: 格, Prob: 0.43585072</text:p>
      <text:p text:style-name="P2">(6) Prediction: ，, Prob: - (1.0)</text:p>
      <text:p text:style-name="P2">(7) Prediction: 可, Prob: 0.00276513</text:p>
      <text:p text:style-name="P2">(8) Prediction: 以, Prob: 0.46028784</text:p>
      <text:p text:style-name="P2">(9) Prediction: 安, Prob: 0.00141037</text:p>
      <text:p text:style-name="P2">(10) Prediction: 装, Prob: 0.13640034</text:p>
      <text:p text:style-name="P1"/>
      <text:p text:style-name="P6">Problem 4:</text:p>
      <text:p text:style-name="P1"><text:span text:style-name="T1">The model achieves an accuracy of </text:span>81.794% <text:span text:style-name="T1">on the full test-se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3:46:03.235652427</meta:creation-date>
    <dc:date>2018-02-04T14:07:48.258258255</dc:date>
    <meta:editing-duration>PT6M34S</meta:editing-duration>
    <meta:editing-cycles>1</meta:editing-cycles>
    <meta:document-statistic meta:table-count="0" meta:image-count="0" meta:object-count="0" meta:page-count="1" meta:paragraph-count="20" meta:word-count="194" meta:character-count="1157" meta:non-whitespace-character-count="989"/>
    <meta:generator>LibreOffice/5.0.3.2$Linux_X86_64 LibreOffice_project/00m0$Build-2</meta:generator>
  </office:meta>
</office:document-meta>
</file>